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list-style-name="LFO1" style:family="paragraph"/>
    <style:style style:name="T6" style:parent-style-name="Policepardéfaut" style:family="text">
      <style:text-properties fo:background-color="#FF3333"/>
    </style:style>
    <style:style style:name="T7" style:parent-style-name="Policepardéfaut" style:family="text">
      <style:text-properties fo:background-color="#99FFCC"/>
    </style:style>
    <style:style style:name="P8" style:parent-style-name="Standard" style:list-style-name="LFO1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4" style:family="table-column">
      <style:table-column-properties style:column-width="1.4416in" style:use-optimal-column-width="false"/>
    </style:style>
    <style:style style:name="TableColumn15" style:family="table-column">
      <style:table-column-properties style:column-width="4.2in" style:use-optimal-column-width="false"/>
    </style:style>
    <style:style style:name="TableColumn16" style:family="table-column">
      <style:table-column-properties style:column-width="1.0506in" style:use-optimal-column-width="false"/>
    </style:style>
    <style:style style:name="Table13" style:family="table">
      <style:table-properties style:width="6.692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0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background-color="#FF3333"/>
    </style:style>
    <style:style style:name="T23" style:parent-style-name="Policepardéfaut" style:family="text">
      <style:text-properties fo:language="fr" fo:country="FR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0pt" style:font-size-asian="10pt" style:font-size-complex="10pt" fo:language="fr" fo:country="FR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" style:parent-style-name="Policepardéfaut" style:family="text">
      <style:text-properties fo:font-weight="bold" style:font-weight-asian="bold" fo:font-size="10pt" style:font-size-asian="10pt" style:font-size-complex="10pt" fo:language="fr" fo:country="FR"/>
    </style:style>
    <style:style style:name="T36" style:parent-style-name="Policepardéfaut" style:family="text">
      <style:text-properties fo:language="fr" fo:country="FR"/>
    </style:style>
    <style:style style:name="T37" style:parent-style-name="Policepardéfaut" style:family="text">
      <style:text-properties fo:font-weight="bold" style:font-weight-asian="bold" fo:font-size="10pt" style:font-size-asian="10pt" style:font-size-complex="10pt" fo:language="fr" fo:country="FR"/>
    </style:style>
    <style:style style:name="P38" style:parent-style-name="TableContents" style:family="paragraph">
      <style:text-properties fo:font-size="10pt" style:font-size-asian="10pt" style:font-size-complex="10pt" fo:language="fr" fo:country="FR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size="10pt" style:font-size-asian="10pt" style:font-size-complex="10pt" fo:language="fr" fo:country="FR"/>
    </style:style>
    <style:style style:name="P41" style:parent-style-name="TableContents" style:family="paragraph">
      <style:text-properties fo:font-size="10pt" style:font-size-asian="10pt" style:font-size-complex="10pt" fo:language="fr" fo:country="FR"/>
    </style:style>
    <style:style style:name="P42" style:parent-style-name="TableContents" style:family="paragraph">
      <style:text-properties fo:font-size="10pt" style:font-size-asian="10pt" style:font-size-complex="10pt" fo:language="fr" fo:country="FR"/>
    </style:style>
    <style:style style:name="P43" style:parent-style-name="TableContents" style:family="paragraph">
      <style:text-properties fo:font-size="10pt" style:font-size-asian="10pt" style:font-size-complex="10pt" fo:language="fr" fo:country="F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0pt" style:font-size-asian="10pt" style:font-size-complex="10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" style:parent-style-name="Policepardéfaut" style:family="text">
      <style:text-properties fo:font-weight="bold" style:font-weight-asian="bold" fo:font-size="10pt" style:font-size-asian="10pt" style:font-size-complex="10pt" fo:language="fr" fo:country="FR"/>
    </style:style>
    <style:style style:name="T49" style:parent-style-name="Policepardéfaut" style:family="text">
      <style:text-properties fo:language="fr" fo:country="FR"/>
    </style:style>
    <style:style style:name="T50" style:parent-style-name="Policepardéfaut" style:family="text">
      <style:text-properties fo:font-weight="bold" style:font-weight-asian="bold" fo:font-size="10pt" style:font-size-asian="10pt" style:font-size-complex="10pt" fo:language="fr" fo:country="FR"/>
    </style:style>
    <style:style style:name="T51" style:parent-style-name="Policepardéfaut" style:family="text">
      <style:text-properties fo:font-size="10pt" style:font-size-asian="10pt" style:font-size-complex="10pt" fo:language="fr" fo:country="FR"/>
    </style:style>
    <style:style style:name="P52" style:parent-style-name="TableContents" style:family="paragraph">
      <style:text-properties fo:font-size="10pt" style:font-size-asian="10pt" style:font-size-complex="10pt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0pt" style:font-size-asian="10pt" style:font-size-complex="10pt"/>
    </style:style>
    <style:style style:name="P55" style:parent-style-name="TableContents" style:family="paragraph">
      <style:text-properties fo:font-size="10pt" style:font-size-asian="10pt" style:font-size-complex="10pt"/>
    </style:style>
    <style:style style:name="P56" style:parent-style-name="TableContents" style:family="paragraph">
      <style:text-properties fo:font-size="10pt" style:font-size-asian="10pt" style:font-size-complex="1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9" style:parent-style-name="Policepardéfaut" style:family="text">
      <style:text-properties fo:font-size="10pt" style:font-size-asian="10pt" style:font-size-complex="10pt"/>
    </style:style>
    <style:style style:name="T60" style:parent-style-name="Policepardéfaut" style:family="text">
      <style:text-properties fo:font-size="10pt" style:font-size-asian="10pt" style:font-size-complex="10pt" fo:language="fr" fo:country="FR"/>
    </style:style>
    <style:style style:name="T61" style:parent-style-name="Policepardéfaut" style:family="text">
      <style:text-properties fo:font-size="10pt" style:font-size-asian="10pt" style:font-size-complex="10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0pt" style:font-size-asian="10pt" style:font-size-complex="10pt"/>
    </style:style>
    <style:style style:name="P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68" style:family="table-column">
      <style:table-column-properties style:column-width="1.4416in" style:use-optimal-column-width="false"/>
    </style:style>
    <style:style style:name="TableColumn69" style:family="table-column">
      <style:table-column-properties style:column-width="4.2in" style:use-optimal-column-width="false"/>
    </style:style>
    <style:style style:name="TableColumn70" style:family="table-column">
      <style:table-column-properties style:column-width="1.0506in" style:use-optimal-column-width="false"/>
    </style:style>
    <style:style style:name="Table67" style:family="table">
      <style:table-properties style:width="6.6923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background-color="#FF3333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0pt" style:font-size-asian="10pt" style:font-size-complex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0pt" style:font-size-asian="10pt" style:font-size-complex="10pt"/>
    </style:style>
    <style:style style:name="P1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06" style:family="table-column">
      <style:table-column-properties style:column-width="1.4416in" style:use-optimal-column-width="false"/>
    </style:style>
    <style:style style:name="TableColumn107" style:family="table-column">
      <style:table-column-properties style:column-width="4.2in" style:use-optimal-column-width="false"/>
    </style:style>
    <style:style style:name="TableColumn108" style:family="table-column">
      <style:table-column-properties style:column-width="1.0506in" style:use-optimal-column-width="false"/>
    </style:style>
    <style:style style:name="Table105" style:family="table">
      <style:table-properties style:width="6.6923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background-color="#FF3333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0pt" style:font-size-asian="10pt" style:font-size-complex="10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10pt" style:font-size-asian="10pt" style:font-size-complex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0pt" style:font-size-asian="10pt" style:font-size-complex="10pt"/>
    </style:style>
    <style:style style:name="TableColumn143" style:family="table-column">
      <style:table-column-properties style:column-width="6.6923in" style:use-optimal-column-width="false"/>
    </style:style>
    <style:style style:name="Table142" style:family="table">
      <style:table-properties style:width="6.6923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background-color="#FF66CC"/>
    </style:style>
    <style:style style:name="P1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53" style:family="table-column">
      <style:table-column-properties style:column-width="1.4416in" style:use-optimal-column-width="false"/>
    </style:style>
    <style:style style:name="TableColumn154" style:family="table-column">
      <style:table-column-properties style:column-width="4.2in" style:use-optimal-column-width="false"/>
    </style:style>
    <style:style style:name="TableColumn155" style:family="table-column">
      <style:table-column-properties style:column-width="1.0506in" style:use-optimal-column-width="false"/>
    </style:style>
    <style:style style:name="Table152" style:family="table">
      <style:table-properties style:width="6.6923in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background-color="#FF3333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size="10pt" style:font-size-asian="10pt" style:font-size-complex="10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size="10pt" style:font-size-asian="10pt" style:font-size-complex="10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font-size="10pt" style:font-size-asian="10pt" style:font-size-complex="10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size="10pt" style:font-size-asian="10pt" style:font-size-complex="10pt"/>
    </style:style>
    <style:style style:name="P1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91" style:family="table-column">
      <style:table-column-properties style:column-width="1.4416in" style:use-optimal-column-width="false"/>
    </style:style>
    <style:style style:name="TableColumn192" style:family="table-column">
      <style:table-column-properties style:column-width="4.2in" style:use-optimal-column-width="false"/>
    </style:style>
    <style:style style:name="TableColumn193" style:family="table-column">
      <style:table-column-properties style:column-width="1.0506in" style:use-optimal-column-width="false"/>
    </style:style>
    <style:style style:name="Table190" style:family="table">
      <style:table-properties style:width="6.6923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background-color="#FF3333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size="10pt" style:font-size-asian="10pt" style:font-size-complex="10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10pt" style:font-size-asian="10pt" style:font-size-complex="10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font-size="10pt" style:font-size-asian="10pt" style:font-size-complex="10pt"/>
    </style:style>
    <style:style style:name="P2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229" style:family="table-column">
      <style:table-column-properties style:column-width="1.4416in" style:use-optimal-column-width="false"/>
    </style:style>
    <style:style style:name="TableColumn230" style:family="table-column">
      <style:table-column-properties style:column-width="4.2in" style:use-optimal-column-width="false"/>
    </style:style>
    <style:style style:name="TableColumn231" style:family="table-column">
      <style:table-column-properties style:column-width="1.0506in" style:use-optimal-column-width="false"/>
    </style:style>
    <style:style style:name="Table228" style:family="table">
      <style:table-properties style:width="6.6923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2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background-color="#FF3333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10pt" style:font-size-asian="10pt" style:font-size-complex="10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10pt" style:font-size-asian="10pt" style:font-size-complex="10pt"/>
    </style:style>
    <style:style style:name="P2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267" style:family="table-column">
      <style:table-column-properties style:column-width="1.4416in" style:use-optimal-column-width="false"/>
    </style:style>
    <style:style style:name="TableColumn268" style:family="table-column">
      <style:table-column-properties style:column-width="4.2in" style:use-optimal-column-width="false"/>
    </style:style>
    <style:style style:name="TableColumn269" style:family="table-column">
      <style:table-column-properties style:column-width="1.0506in" style:use-optimal-column-width="false"/>
    </style:style>
    <style:style style:name="Table266" style:family="table">
      <style:table-properties style:width="6.6923in" fo:margin-left="0in" table:align="lef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2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background-color="#FF3333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fo:font-size="10pt" style:font-size-asian="10pt" style:font-size-complex="10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fo:font-size="10pt" style:font-size-asian="10pt" style:font-size-complex="10pt"/>
    </style:style>
    <style:style style:name="P3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305" style:family="table-column">
      <style:table-column-properties style:column-width="1.4416in" style:use-optimal-column-width="false"/>
    </style:style>
    <style:style style:name="TableColumn306" style:family="table-column">
      <style:table-column-properties style:column-width="4.2in" style:use-optimal-column-width="false"/>
    </style:style>
    <style:style style:name="TableColumn307" style:family="table-column">
      <style:table-column-properties style:column-width="1.0506in" style:use-optimal-column-width="false"/>
    </style:style>
    <style:style style:name="Table304" style:family="table">
      <style:table-properties style:width="6.6923in" fo:margin-left="0in" table:align="lef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3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background-color="#FF3333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fo:font-size="10pt" style:font-size-asian="10pt" style:font-size-complex="10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font-size="10pt" style:font-size-asian="10pt" style:font-size-complex="10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fo:font-size="10pt" style:font-size-asian="10pt" style:font-size-complex="10pt"/>
    </style:style>
    <style:style style:name="P3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343" style:family="table-column">
      <style:table-column-properties style:column-width="1.4416in" style:use-optimal-column-width="false"/>
    </style:style>
    <style:style style:name="TableColumn344" style:family="table-column">
      <style:table-column-properties style:column-width="4.2in" style:use-optimal-column-width="false"/>
    </style:style>
    <style:style style:name="TableColumn345" style:family="table-column">
      <style:table-column-properties style:column-width="1.0506in" style:use-optimal-column-width="false"/>
    </style:style>
    <style:style style:name="Table342" style:family="table">
      <style:table-properties style:width="6.6923in" fo:margin-left="0in" table:align="lef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3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background-color="#FF3333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fo:font-size="10pt" style:font-size-asian="10pt" style:font-size-complex="10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font-size="10pt" style:font-size-asian="10pt" style:font-size-complex="10pt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font-size="10pt" style:font-size-asian="10pt" style:font-size-complex="10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fo:font-size="10pt" style:font-size-asian="10pt" style:font-size-complex="10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font-size="10pt" style:font-size-asian="10pt" style:font-size-complex="10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fo:font-size="10pt" style:font-size-asian="10pt" style:font-size-complex="10pt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fo:font-size="10pt" style:font-size-asian="10pt" style:font-size-complex="10pt"/>
    </style:style>
    <style:style style:name="TableColumn380" style:family="table-column">
      <style:table-column-properties style:column-width="6.6923in" style:use-optimal-column-width="false"/>
    </style:style>
    <style:style style:name="Table379" style:family="table">
      <style:table-properties style:width="6.6923in" fo:margin-left="0in" table:align="lef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background-color="#FF3333"/>
    </style:style>
    <style:style style:name="P3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387" style:family="table-column">
      <style:table-column-properties style:column-width="1.4416in" style:use-optimal-column-width="false"/>
    </style:style>
    <style:style style:name="TableColumn388" style:family="table-column">
      <style:table-column-properties style:column-width="4.2in" style:use-optimal-column-width="false"/>
    </style:style>
    <style:style style:name="TableColumn389" style:family="table-column">
      <style:table-column-properties style:column-width="1.0506in" style:use-optimal-column-width="false"/>
    </style:style>
    <style:style style:name="Table386" style:family="table">
      <style:table-properties style:width="6.6923in" fo:margin-left="0in" table:align="lef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3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background-color="#FF3333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fo:font-size="10pt" style:font-size-asian="10pt" style:font-size-complex="10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fo:font-size="10pt" style:font-size-asian="10pt" style:font-size-complex="10pt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fo:font-size="10pt" style:font-size-asian="10pt" style:font-size-complex="10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fo:font-size="10pt" style:font-size-asian="10pt" style:font-size-complex="10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fo:font-size="10pt" style:font-size-asian="10pt" style:font-size-complex="10pt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fo:font-size="10pt" style:font-size-asian="10pt" style:font-size-complex="10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fo:font-size="10pt" style:font-size-asian="10pt" style:font-size-complex="10pt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font-size="10pt" style:font-size-asian="10pt" style:font-size-complex="10pt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fo:font-size="10pt" style:font-size-asian="10pt" style:font-size-complex="10pt"/>
    </style:style>
    <style:style style:name="TableColumn424" style:family="table-column">
      <style:table-column-properties style:column-width="6.6923in" style:use-optimal-column-width="false"/>
    </style:style>
    <style:style style:name="Table423" style:family="table">
      <style:table-properties style:width="6.6923in" fo:margin-left="0in" table:align="lef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background-color="#FF66CC"/>
    </style:style>
    <style:style style:name="P4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432" style:family="table-column">
      <style:table-column-properties style:column-width="1.4416in" style:use-optimal-column-width="false"/>
    </style:style>
    <style:style style:name="TableColumn433" style:family="table-column">
      <style:table-column-properties style:column-width="4.2in" style:use-optimal-column-width="false"/>
    </style:style>
    <style:style style:name="TableColumn434" style:family="table-column">
      <style:table-column-properties style:column-width="1.0506in" style:use-optimal-column-width="false"/>
    </style:style>
    <style:style style:name="Table431" style:family="table">
      <style:table-properties style:width="6.6923in" fo:margin-left="0in" table:align="lef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4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background-color="#FF3333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fo:font-size="10pt" style:font-size-asian="10pt" style:font-size-complex="10pt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fo:font-size="10pt" style:font-size-asian="10pt" style:font-size-complex="10pt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fo:font-size="10pt" style:font-size-asian="10pt" style:font-size-complex="10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fo:font-size="10pt" style:font-size-asian="10pt" style:font-size-complex="10pt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fo:font-size="10pt" style:font-size-asian="10pt" style:font-size-complex="10pt"/>
    </style:style>
    <style:style style:name="TableCell4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fo:font-size="10pt" style:font-size-asian="10pt" style:font-size-complex="10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fo:font-size="10pt" style:font-size-asian="10pt" style:font-size-complex="10pt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fo:font-size="10pt" style:font-size-asian="10pt" style:font-size-complex="10pt"/>
    </style:style>
    <style:style style:name="TableCell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fo:font-size="10pt" style:font-size-asian="10pt" style:font-size-complex="10pt"/>
    </style:style>
    <style:style style:name="P4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470" style:family="table-column">
      <style:table-column-properties style:column-width="1.4416in" style:use-optimal-column-width="false"/>
    </style:style>
    <style:style style:name="TableColumn471" style:family="table-column">
      <style:table-column-properties style:column-width="4.2in" style:use-optimal-column-width="false"/>
    </style:style>
    <style:style style:name="TableColumn472" style:family="table-column">
      <style:table-column-properties style:column-width="1.0506in" style:use-optimal-column-width="false"/>
    </style:style>
    <style:style style:name="Table469" style:family="table">
      <style:table-properties style:width="6.6923in" fo:margin-left="0in" table:align="lef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4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background-color="#FF3333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4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fo:font-size="10pt" style:font-size-asian="10pt" style:font-size-complex="10pt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fo:font-size="10pt" style:font-size-asian="10pt" style:font-size-complex="10pt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fo:font-size="10pt" style:font-size-asian="10pt" style:font-size-complex="10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fo:font-size="10pt" style:font-size-asian="10pt" style:font-size-complex="10pt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fo:font-size="10pt" style:font-size-asian="10pt" style:font-size-complex="10pt"/>
    </style:style>
    <style:style style:name="TableCell4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fo:font-size="10pt" style:font-size-asian="10pt" style:font-size-complex="10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fo:font-size="10pt" style:font-size-asian="10pt" style:font-size-complex="10pt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fo:font-size="10pt" style:font-size-asian="10pt" style:font-size-complex="10pt"/>
    </style:style>
    <style:style style:name="TableCell5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fo:font-size="10pt" style:font-size-asian="10pt" style:font-size-complex="10pt"/>
    </style:style>
    <style:style style:name="P5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508" style:family="table-column">
      <style:table-column-properties style:column-width="1.4416in" style:use-optimal-column-width="false"/>
    </style:style>
    <style:style style:name="TableColumn509" style:family="table-column">
      <style:table-column-properties style:column-width="4.2in" style:use-optimal-column-width="false"/>
    </style:style>
    <style:style style:name="TableColumn510" style:family="table-column">
      <style:table-column-properties style:column-width="1.0506in" style:use-optimal-column-width="false"/>
    </style:style>
    <style:style style:name="Table507" style:family="table">
      <style:table-properties style:width="6.6923in" fo:margin-left="0in" table:align="lef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background-color="#FF3333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5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fo:font-size="10pt" style:font-size-asian="10pt" style:font-size-complex="10pt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fo:font-size="10pt" style:font-size-asian="10pt" style:font-size-complex="10pt"/>
    </style:style>
    <style:style style:name="TableCell5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fo:font-size="10pt" style:font-size-asian="10pt" style:font-size-complex="10p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fo:font-size="10pt" style:font-size-asian="10pt" style:font-size-complex="10pt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fo:font-size="10pt" style:font-size-asian="10pt" style:font-size-complex="10pt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fo:font-size="10pt" style:font-size-asian="10pt" style:font-size-complex="10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fo:font-size="10pt" style:font-size-asian="10pt" style:font-size-complex="10pt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fo:font-size="10pt" style:font-size-asian="10pt" style:font-size-complex="10pt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fo:font-size="10pt" style:font-size-asian="10pt" style:font-size-complex="10pt"/>
    </style:style>
    <style:style style:name="P5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546" style:family="table-column">
      <style:table-column-properties style:column-width="1.4416in" style:use-optimal-column-width="false"/>
    </style:style>
    <style:style style:name="TableColumn547" style:family="table-column">
      <style:table-column-properties style:column-width="4.2in" style:use-optimal-column-width="false"/>
    </style:style>
    <style:style style:name="TableColumn548" style:family="table-column">
      <style:table-column-properties style:column-width="1.0506in" style:use-optimal-column-width="false"/>
    </style:style>
    <style:style style:name="Table545" style:family="table">
      <style:table-properties style:width="6.6923in" fo:margin-left="0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background-color="#FF3333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5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fo:font-size="10pt" style:font-size-asian="10pt" style:font-size-complex="10pt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fo:font-size="10pt" style:font-size-asian="10pt" style:font-size-complex="10pt"/>
    </style:style>
    <style:style style:name="TableCell5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fo:font-size="10pt" style:font-size-asian="10pt" style:font-size-complex="10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fo:font-size="10pt" style:font-size-asian="10pt" style:font-size-complex="10pt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fo:font-size="10pt" style:font-size-asian="10pt" style:font-size-complex="10pt"/>
    </style:style>
    <style:style style:name="TableCell5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fo:font-size="10pt" style:font-size-asian="10pt" style:font-size-complex="10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fo:font-size="10pt" style:font-size-asian="10pt" style:font-size-complex="10pt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fo:font-size="10pt" style:font-size-asian="10pt" style:font-size-complex="10pt"/>
    </style:style>
    <style:style style:name="TableCell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fo:font-size="10pt" style:font-size-asian="10pt" style:font-size-complex="10pt"/>
    </style:style>
    <style:style style:name="TableColumn583" style:family="table-column">
      <style:table-column-properties style:column-width="6.6923in" style:use-optimal-column-width="false"/>
    </style:style>
    <style:style style:name="Table582" style:family="table">
      <style:table-properties style:width="6.6923in" fo:margin-left="0in" table:align="lef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background-color="#DDDDDD"/>
    </style:style>
    <style:style style:name="P5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590" style:family="table-column">
      <style:table-column-properties style:column-width="1.4416in" style:use-optimal-column-width="false"/>
    </style:style>
    <style:style style:name="TableColumn591" style:family="table-column">
      <style:table-column-properties style:column-width="4.2in" style:use-optimal-column-width="false"/>
    </style:style>
    <style:style style:name="TableColumn592" style:family="table-column">
      <style:table-column-properties style:column-width="1.0506in" style:use-optimal-column-width="false"/>
    </style:style>
    <style:style style:name="Table589" style:family="table">
      <style:table-properties style:width="6.6923in" fo:margin-left="0in" table:align="left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7" style:parent-style-name="TableContents" style:family="paragraph">
      <style:paragraph-properties fo:background-color="#FF3333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fo:font-size="10pt" style:font-size-asian="10pt" style:font-size-complex="10pt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fo:font-size="10pt" style:font-size-asian="10pt" style:font-size-complex="10pt"/>
    </style:style>
    <style:style style:name="TableCell6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fo:font-size="10pt" style:font-size-asian="10pt" style:font-size-complex="10pt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fo:font-size="10pt" style:font-size-asian="10pt" style:font-size-complex="10pt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fo:font-size="10pt" style:font-size-asian="10pt" style:font-size-complex="10pt"/>
    </style:style>
    <style:style style:name="TableCell6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fo:font-size="10pt" style:font-size-asian="10pt" style:font-size-complex="10p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fo:font-size="10pt" style:font-size-asian="10pt" style:font-size-complex="10pt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fo:font-size="10pt" style:font-size-asian="10pt" style:font-size-complex="10pt"/>
    </style:style>
    <style:style style:name="TableCell6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fo:font-size="10pt" style:font-size-asian="10pt" style:font-size-complex="10pt"/>
    </style:style>
    <style:style style:name="P6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628" style:family="table-column">
      <style:table-column-properties style:column-width="1.4416in" style:use-optimal-column-width="false"/>
    </style:style>
    <style:style style:name="TableColumn629" style:family="table-column">
      <style:table-column-properties style:column-width="4.2in" style:use-optimal-column-width="false"/>
    </style:style>
    <style:style style:name="TableColumn630" style:family="table-column">
      <style:table-column-properties style:column-width="1.0506in" style:use-optimal-column-width="false"/>
    </style:style>
    <style:style style:name="Table627" style:family="table">
      <style:table-properties style:width="6.6923in" fo:margin-left="0in" table:align="lef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5" style:parent-style-name="TableContents" style:family="paragraph">
      <style:paragraph-properties fo:background-color="#FF3333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fo:font-size="10pt" style:font-size-asian="10pt" style:font-size-complex="10pt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fo:font-size="10pt" style:font-size-asian="10pt" style:font-size-complex="10pt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fo:font-size="10pt" style:font-size-asian="10pt" style:font-size-complex="10p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fo:font-size="10pt" style:font-size-asian="10pt" style:font-size-complex="10pt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fo:font-size="10pt" style:font-size-asian="10pt" style:font-size-complex="10pt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fo:font-size="10pt" style:font-size-asian="10pt" style:font-size-complex="10pt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fo:font-size="10pt" style:font-size-asian="10pt" style:font-size-complex="10pt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fo:font-size="10pt" style:font-size-asian="10pt" style:font-size-complex="10pt"/>
    </style:style>
    <style:style style:name="TableCell6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fo:font-size="10pt" style:font-size-asian="10pt" style:font-size-complex="10pt"/>
    </style:style>
    <style:style style:name="P6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666" style:family="table-column">
      <style:table-column-properties style:column-width="1.4416in" style:use-optimal-column-width="false"/>
    </style:style>
    <style:style style:name="TableColumn667" style:family="table-column">
      <style:table-column-properties style:column-width="4.2in" style:use-optimal-column-width="false"/>
    </style:style>
    <style:style style:name="TableColumn668" style:family="table-column">
      <style:table-column-properties style:column-width="1.0506in" style:use-optimal-column-width="false"/>
    </style:style>
    <style:style style:name="Table665" style:family="table">
      <style:table-properties style:width="6.6923in" fo:margin-left="0in" table:align="lef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73" style:parent-style-name="TableContents" style:family="paragraph">
      <style:paragraph-properties fo:background-color="#FF3333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text-properties fo:font-size="10pt" style:font-size-asian="10pt" style:font-size-complex="10pt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fo:font-size="10pt" style:font-size-asian="10pt" style:font-size-complex="10pt"/>
    </style:style>
    <style:style style:name="TableCell6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fo:font-size="10pt" style:font-size-asian="10pt" style:font-size-complex="10pt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fo:font-size="10pt" style:font-size-asian="10pt" style:font-size-complex="10pt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fo:font-size="10pt" style:font-size-asian="10pt" style:font-size-complex="10pt"/>
    </style:style>
    <style:style style:name="TableCell6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fo:font-size="10pt" style:font-size-asian="10pt" style:font-size-complex="10p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fo:font-size="10pt" style:font-size-asian="10pt" style:font-size-complex="10pt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fo:font-size="10pt" style:font-size-asian="10pt" style:font-size-complex="10pt"/>
    </style:style>
    <style:style style:name="TableCell7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fo:font-size="10pt" style:font-size-asian="10pt" style:font-size-complex="10pt"/>
    </style:style>
    <style:style style:name="P7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704" style:family="table-column">
      <style:table-column-properties style:column-width="6.6923in" style:use-optimal-column-width="false"/>
    </style:style>
    <style:style style:name="Table703" style:family="table">
      <style:table-properties style:width="6.6923in" fo:margin-left="0in" table:align="left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7" style:parent-style-name="TableContents" style:family="paragraph">
      <style:paragraph-properties fo:background-color="#FF66CC"/>
    </style:style>
    <style:style style:name="TableColumn709" style:family="table-column">
      <style:table-column-properties style:column-width="6.6923in" style:use-optimal-column-width="false"/>
    </style:style>
    <style:style style:name="Table708" style:family="table">
      <style:table-properties style:width="6.6923in" fo:margin-left="0in" table:align="lef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background-color="#FF66CC"/>
    </style:style>
    <style:style style:name="P7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5" style:parent-style-name="Textbody" style:family="paragraph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TableColumn717" style:family="table-column">
      <style:table-column-properties style:column-width="0.8631in" style:use-optimal-column-width="false"/>
    </style:style>
    <style:style style:name="TableColumn718" style:family="table-column">
      <style:table-column-properties style:column-width="0.8451in" style:use-optimal-column-width="false"/>
    </style:style>
    <style:style style:name="TableColumn719" style:family="table-column">
      <style:table-column-properties style:column-width="0.8513in" style:use-optimal-column-width="false"/>
    </style:style>
    <style:style style:name="TableColumn720" style:family="table-column">
      <style:table-column-properties style:column-width="4.1305in" style:use-optimal-column-width="false"/>
    </style:style>
    <style:style style:name="Table716" style:family="table">
      <style:table-properties style:width="6.6902in" fo:margin-left="0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0.0034in solid #000000" fo:border-left="0.0034in solid #000000" fo:border-bottom="0.0034in solid #000000" fo:border-right="none" fo:background-color="#FFFFCC" style:writing-mode="lr-tb" fo:padding-top="0.0381in" fo:padding-left="0.0381in" fo:padding-bottom="0.0381in" fo:padding-right="0.0381in"/>
    </style:style>
    <style:style style:name="P723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724" style:family="table-cell">
      <style:table-cell-properties fo:border-top="0.0034in solid #000000" fo:border-left="0.0034in solid #000000" fo:border-bottom="0.0034in solid #000000" fo:border-right="none" fo:background-color="#FFFFCC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726" style:family="table-cell">
      <style:table-cell-properties fo:border-top="0.0034in solid #000000" fo:border-left="0.0034in solid #000000" fo:border-bottom="0.0034in solid #000000" fo:border-right="none" fo:background-color="#FFFFCC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728" style:family="table-cell">
      <style:table-cell-properties fo:border="0.0034in solid #000000" fo:background-color="#FFFFCC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33" style:family="table-cell">
      <style:table-cell-properties fo:border-top="none" fo:border-left="0.0034in solid #000000" fo:border-bottom="0.0034in solid #000000" fo:border-right="none" fo:background-color="#CFE7F5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35" style:family="table-cell">
      <style:table-cell-properties fo:border-top="none" fo:border-left="0.0034in solid #000000" fo:border-bottom="0.0034in solid #000000" fo:border-right="none" fo:background-color="#CFE7F5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37" style:family="table-cell">
      <style:table-cell-properties fo:border-top="none" fo:border-left="0.0034in solid #000000" fo:border-bottom="0.0034in solid #000000" fo:border-right="0.0034in solid #000000" fo:background-color="#CFE7F5" style:writing-mode="lr-tb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P74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4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4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4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47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5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52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5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54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75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59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760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3" style:parent-style-name="TableContents" style:family="paragraph">
      <style:paragraph-properties fo:text-align="justify"/>
    </style:style>
    <style:style style:name="T764" style:parent-style-name="Policepardéfaut" style:family="text">
      <style:text-properties fo:font-size="10pt" style:font-size-asian="10pt" style:font-size-complex="10pt" fo:background-color="#FFFFFF"/>
    </style:style>
    <style:style style:name="T765" style:parent-style-name="Policepardéfaut" style:family="text">
      <style:text-properties fo:font-weight="bold" style:font-weight-asian="bold" style:font-weight-complex="bold" fo:font-size="10pt" style:font-size-asian="10pt" style:font-size-complex="10pt" fo:background-color="#FFFFFF"/>
    </style:style>
    <style:style style:name="T766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76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6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6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7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71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77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5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 fo:background-color="#FFFFFF"/>
    </style:style>
    <style:style style:name="TableCell77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7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7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7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80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784" style:parent-style-name="TableContents" style:family="paragraph">
      <style:paragraph-properties fo:text-align="justify"/>
    </style:style>
    <style:style style:name="T785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786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P787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788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790" style:family="table-cell">
      <style:table-cell-properties fo:border-top="none" fo:border-left="0.0034in solid #000000" fo:border-bottom="0.0034in solid #000000" fo:border-right="0.0034in solid #000000" fo:background-color="#FF99FF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justify"/>
      <style:text-properties fo:font-weight="bold" style:font-weight-asian="bold" style:font-weight-complex="bold" fo:font-size="8pt" style:font-size-asian="8pt" style:font-size-complex="8pt"/>
    </style:style>
    <style:style style:name="P792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P793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P794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P795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9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9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01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0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0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0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0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10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1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1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17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1" style:parent-style-name="Standard" style:family="paragraph">
      <style:text-properties fo:font-size="10pt" style:font-size-asian="10pt" style:font-size-complex="10pt"/>
    </style:style>
    <style:style style:name="TableCell822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2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2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26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0" style:parent-style-name="Standard" style:family="paragraph">
      <style:text-properties fo:font-size="10pt" style:font-size-asian="10pt" style:font-size-complex="10pt"/>
    </style:style>
    <style:style style:name="TableCell83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3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3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3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35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3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-top="none" fo:border-left="0.0034in solid #000000" fo:border-bottom="0.0034in solid #000000" fo:border-right="none" fo:background-color="#FF3333" style:writing-mode="lr-tb" fo:padding-top="0.0381in" fo:padding-left="0.0381in" fo:padding-bottom="0.0381in" fo:padding-right="0.0381in"/>
    </style:style>
    <style:style style:name="P839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P840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P841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842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4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4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4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46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4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5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5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53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857" style:parent-style-name="TableContents" style:family="paragraph">
      <style:paragraph-properties fo:text-align="justify"/>
    </style:style>
    <style:style style:name="T858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859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P860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861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862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863" style:family="table-cell">
      <style:table-cell-properties fo:border-top="none" fo:border-left="0.0034in solid #000000" fo:border-bottom="0.0034in solid #000000" fo:border-right="0.0034in solid #000000" fo:background-color="#FF99FF" style:writing-mode="lr-tb" fo:padding-top="0.0381in" fo:padding-left="0.0381in" fo:padding-bottom="0.0381in" fo:padding-right="0.0381in"/>
    </style:style>
    <style:style style:name="P864" style:parent-style-name="TableContents" style:family="paragraph">
      <style:paragraph-properties fo:text-align="justify"/>
      <style:text-properties fo:font-weight="bold" style:font-weight-asian="bold" style:font-weight-complex="bold" fo:font-size="8pt" style:font-size-asian="8pt" style:font-size-complex="8pt"/>
    </style:style>
    <style:style style:name="P865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P866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P86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7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7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7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7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75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7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7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80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8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82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8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8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8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8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9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91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9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9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9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98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902" style:parent-style-name="TableContents" style:family="paragraph">
      <style:paragraph-properties fo:text-align="justify"/>
      <style:text-properties fo:color="#000000" fo:font-size="10pt" style:font-size-asian="10pt" style:font-size-complex="10pt"/>
    </style:style>
    <style:style style:name="TableCell90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904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font-size="8pt" style:font-size-asian="8pt" style:font-size-complex="8pt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0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0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10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1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12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91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1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1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1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19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92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2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2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2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2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28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92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32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ableCell933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934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935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936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937" style:family="table-cell">
      <style:table-cell-properties fo:border-top="none" fo:border-left="0.0034in solid #000000" fo:border-bottom="0.0034in solid #000000" fo:border-right="0.0034in solid #000000" fo:background-color="#FF99FF" style:writing-mode="lr-tb" fo:padding-top="0.0381in" fo:padding-left="0.0381in" fo:padding-bottom="0.0381in" fo:padding-right="0.0381in"/>
    </style:style>
    <style:style style:name="P938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1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942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943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944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945" style:family="table-cell">
      <style:table-cell-properties fo:border-top="none" fo:border-left="0.0034in solid #000000" fo:border-bottom="0.0034in solid #000000" fo:border-right="0.0034in solid #000000" fo:background-color="#FF99FF" style:writing-mode="lr-tb" fo:padding-top="0.0381in" fo:padding-left="0.0381in" fo:padding-bottom="0.0381in" fo:padding-right="0.0381in"/>
    </style:style>
    <style:style style:name="P946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P947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P948" style:parent-style-name="Standard" style:family="paragraph">
      <style:paragraph-properties fo:text-align="justify"/>
      <style:text-properties fo:language="fr" fo:country="FR"/>
    </style:style>
    <style:style style:name="P949" style:parent-style-name="Textbody" style:family="paragraph">
      <style:paragraph-properties fo:text-align="justify"/>
      <style:text-properties fo:font-size="10pt" style:font-size-asian="10pt" style:font-size-complex="10pt" fo:language="fr" fo:country="FR"/>
    </style:style>
    <style:style style:name="P950" style:parent-style-name="Textbody" style:family="paragraph">
      <style:paragraph-properties fo:text-align="justify"/>
      <style:text-properties fo:font-size="10pt" style:font-size-asian="10pt" style:font-size-complex="10pt" fo:language="fr" fo:country="FR"/>
    </style:style>
    <style:style style:name="P951" style:parent-style-name="Textbody" style:family="paragraph">
      <style:paragraph-properties fo:text-align="justify"/>
      <style:text-properties fo:font-size="10pt" style:font-size-asian="10pt" style:font-size-complex="10pt" fo:language="fr" fo:country="FR"/>
    </style:style>
  </office:automatic-styles>
  <office:body>
    <office:text text:use-soft-page-breaks="true">
      <text:p text:style-name="P1">Document de suivi des séances de TP BE 5ESPE</text:p>
      <text:p text:style-name="P2"/>
      <text:p text:style-name="P3"/>
      <text:p text:style-name="P4">Mode d'emploi :</text:p>
      <text:p text:style-name="Standard">Après la séance de TP, et au maximum le lendemain, le fichier doit être rempli (remplir le tableau correspondant à la séance qui vient de s'achever). Ce fichier se trouve sur la<text:s/>dropbox, visible par tous.</text:p>
      <text:list text:style-name="LFO1" text:continue-numbering="true">
        <text:list-item>
          <text:p text:style-name="P5">indiquer la date de mise à jour et colorer le fond de "<text:span text:style-name="T6">tableau à jour à la date du :<text:s/></text:span>" <text:s/></text:p>
        </text:list-item>
      </text:list>
      <text:p text:style-name="Standard">en vert :<text:s/><text:span text:style-name="T7">tableau à jour à la date du : xx/xx/xx</text:span><text:s text:c="2"/>lorsque tous les acteurs ont rempli leur partie.</text:p>
      <text:list text:style-name="LFO1" text:continue-numbering="true">
        <text:list-item>
          <text:p text:style-name="P8">pour chaque sous ensemble (partie affectée à tel ou tel étudiant), donner le<text:span text:style-name="T9"><text:s/>type d'activité</text:span><text:s/>fait ( analyse, conception, dimensionement, programmation, câblage plaque d'essai, routage, essais, ....) ainsi qu'une<text:s/><text:span text:style-name="T10">description</text:span><text:s/>de l'activité.</text:p>
        </text:list-item>
      </text:list>
      <text:p text:style-name="Standard"/>
      <text:p text:style-name="P11"/>
      <text:p text:style-name="P12"/>
      <text:p text:style-name="Standard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Séance n°2 S42</text:p>
            <text:p text:style-name="P20">encadrant :</text:p>
            <text:p text:style-name="TableContents">T.Rocacher</text:p>
          </table:table-cell>
          <table:table-cell table:style-name="TableCell21" table:number-columns-spanned="2">
            <text:p text:style-name="P22">Tableau à jour<text:s/>à la date du<text:span text:style-name="T23"><text:s/>21/10/2019</text:span></text:p>
          </table:table-cell>
          <table:covered-table-cell/>
        </table:table-row>
        <table:table-row table:style-name="TableRow24">
          <table:table-cell table:style-name="TableCell25">
            <text:p text:style-name="P26">Sous ensemble :</text:p>
          </table:table-cell>
          <table:table-cell table:style-name="TableCell27">
            <text:p text:style-name="P28">Description activité sur le sous ensemble :</text:p>
          </table:table-cell>
          <table:table-cell table:style-name="TableCell29">
            <text:p text:style-name="P30">Etudiant (s) assicié(s) à l'activité</text:p>
          </table:table-cell>
        </table:table-row>
        <table:table-row table:style-name="TableRow31">
          <table:table-cell table:style-name="TableCell32">
            <text:p text:style-name="P33">Sous ensemble A</text:p>
          </table:table-cell>
          <table:table-cell table:style-name="TableCell34">
            <text:p text:style-name="TableContents"><text:span text:style-name="T35">Activité :</text:span><text:span text:style-name="T36"><text:s/></text:span><text:span text:style-name="T37">conception Switch</text:span></text:p>
            <text:p text:style-name="P38">Design du schéma du switch entre les différents modes de charge/décharge (Batt1,<text:s/>Batt2, Série charge, Série boost, Parallèle)<text:s/></text:p>
          </table:table-cell>
          <table:table-cell table:style-name="TableCell39">
            <text:p text:style-name="P40">Norman</text:p>
            <text:p text:style-name="P41">Fanny</text:p>
            <text:p text:style-name="P42">Auke</text:p>
            <text:p text:style-name="P43">Desire</text:p>
          </table:table-cell>
        </table:table-row>
        <table:table-row table:style-name="TableRow44">
          <table:table-cell table:style-name="TableCell45">
            <text:p text:style-name="P46">Sous ensemble B</text:p>
          </table:table-cell>
          <table:table-cell table:style-name="TableCell47">
            <text:p text:style-name="TableContents"><text:span text:style-name="T48">Activité :</text:span><text:span text:style-name="T49"><text:s/></text:span><text:span text:style-name="T50">Analyse</text:span></text:p>
            <text:p text:style-name="TableContents"><text:span text:style-name="T51">Reprise de l’ancien schéma du Buck et compréhension du fonctionnement du MPTT.</text:span></text:p>
            <text:p text:style-name="P52"/>
          </table:table-cell>
          <table:table-cell table:style-name="TableCell53">
            <text:p text:style-name="P54">Anas</text:p>
            <text:p text:style-name="P55">Yacine</text:p>
            <text:p text:style-name="P56">Digaly</text:p>
          </table:table-cell>
        </table:table-row>
        <table:table-row table:style-name="TableRow57">
          <table:table-cell table:style-name="TableCell58">
            <text:p text:style-name="TableContents"><text:span text:style-name="T59">Sous<text:s/></text:span><text:span text:style-name="T60">ensemble</text:span><text:span text:style-name="T61"><text:s/>C</text:span></text:p>
          </table:table-cell>
          <table:table-cell table:style-name="TableCell62">
            <text:p text:style-name="P63"/>
          </table:table-cell>
          <table:table-cell table:style-name="TableCell64">
            <text:p text:style-name="P65">Gerardo</text:p>
          </table:table-cell>
        </table:table-row>
      </table:table>
      <text:p text:style-name="Standard"/>
      <text:p text:style-name="Standard"/>
      <text:p text:style-name="Standard"/>
      <text:p text:style-name="P66"/>
      <text:p text:style-name="Standard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Séance n°3 S44</text:p>
          </table:table-cell>
          <table:table-cell table:style-name="TableCell74" table:number-columns-spanned="2">
            <text:p text:style-name="P75">Tableau à jour à la date du</text:p>
          </table:table-cell>
          <table:covered-table-cell/>
        </table:table-row>
        <table:table-row table:style-name="TableRow76">
          <table:table-cell table:style-name="TableCell77">
            <text:p text:style-name="P78">Sous ensemble :</text:p>
          </table:table-cell>
          <table:table-cell table:style-name="TableCell79">
            <text:p text:style-name="P80">Description activité sur le sous ensemble :</text:p>
          </table:table-cell>
          <table:table-cell table:style-name="TableCell81">
            <text:p text:style-name="P82">Etudiant (s) assicié(s) à l'activité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/>
      <text:p text:style-name="Standard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Séance n°4 S45</text:p>
          </table:table-cell>
          <table:table-cell table:style-name="TableCell112" table:number-columns-spanned="2">
            <text:p text:style-name="P113">Tableau à jour à la date du</text:p>
          </table:table-cell>
          <table:covered-table-cell/>
        </table:table-row>
        <text:soft-page-break/>
        <table:table-row table:style-name="TableRow114">
          <table:table-cell table:style-name="TableCell115">
            <text:p text:style-name="P116">Sous ensemble :</text:p>
          </table:table-cell>
          <table:table-cell table:style-name="TableCell117">
            <text:p text:style-name="P118">Description activité sur le sous ensemble :</text:p>
          </table:table-cell>
          <table:table-cell table:style-name="TableCell119">
            <text:p text:style-name="P120">Etudiant (s) assicié(s) à l'activité</text:p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</table:table>
      <text:p text:style-name="Standard"/>
      <text:p text:style-name="Standard"/>
      <table:table table:style-name="Table142">
        <table:table-columns>
          <table:table-column table:style-name="TableColumn143"/>
        </table:table-columns>
        <table:table-row table:style-name="TableRow144">
          <table:table-cell table:style-name="TableCell145">
            <text:p text:style-name="P146">Project revue 1</text:p>
          </table:table-cell>
        </table:table-row>
      </table:table>
      <text:p text:style-name="P147"/>
      <text:p text:style-name="P148"/>
      <text:p text:style-name="P149"/>
      <text:p text:style-name="P150"/>
      <text:p text:style-name="P151"/>
      <text:p text:style-name="Standard"/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Séance n°5 S45</text:p>
          </table:table-cell>
          <table:table-cell table:style-name="TableCell159" table:number-columns-spanned="2">
            <text:p text:style-name="P160">Tableau à jour à la date du</text:p>
          </table:table-cell>
          <table:covered-table-cell/>
        </table:table-row>
        <table:table-row table:style-name="TableRow161">
          <table:table-cell table:style-name="TableCell162">
            <text:p text:style-name="P163">Sous ensemble :</text:p>
          </table:table-cell>
          <table:table-cell table:style-name="TableCell164">
            <text:p text:style-name="P165">Description activité sur le sous ensemble :</text:p>
          </table:table-cell>
          <table:table-cell table:style-name="TableCell166">
            <text:p text:style-name="P167">Etudiant (s) assicié(s) à l'activité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</table:table>
      <text:p text:style-name="Standard"/>
      <text:p text:style-name="Standard"/>
      <text:p text:style-name="P189"/>
      <text:p text:style-name="Standard"/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Séance n°6 S46</text:p>
          </table:table-cell>
          <table:table-cell table:style-name="TableCell197" table:number-columns-spanned="2">
            <text:p text:style-name="P198">Tableau à jour à la date du</text:p>
          </table:table-cell>
          <table:covered-table-cell/>
        </table:table-row>
        <table:table-row table:style-name="TableRow199">
          <table:table-cell table:style-name="TableCell200">
            <text:p text:style-name="P201">Sous ensemble :</text:p>
          </table:table-cell>
          <table:table-cell table:style-name="TableCell202">
            <text:p text:style-name="P203">Description activité sur le sous ensemble :</text:p>
          </table:table-cell>
          <table:table-cell table:style-name="TableCell204">
            <text:p text:style-name="P205">Etudiant (s) assicié(s) à l'activité</text:p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</table:table>
      <text:p text:style-name="Standard"/>
      <text:p text:style-name="Standard"/>
      <text:p text:style-name="P227"/>
      <text:p text:style-name="Standard"/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Séance n°7 S46</text:p>
          </table:table-cell>
          <table:table-cell table:style-name="TableCell235" table:number-columns-spanned="2">
            <text:p text:style-name="P236">Tableau à jour à la date du</text:p>
          </table:table-cell>
          <table:covered-table-cell/>
        </table:table-row>
        <table:table-row table:style-name="TableRow237">
          <table:table-cell table:style-name="TableCell238">
            <text:p text:style-name="P239">Sous ensemble :</text:p>
          </table:table-cell>
          <table:table-cell table:style-name="TableCell240">
            <text:p text:style-name="P241">Description activité sur le sous ensemble :</text:p>
          </table:table-cell>
          <table:table-cell table:style-name="TableCell242">
            <text:p text:style-name="P243">Etudiant (s) assicié(s) à l'activité</text:p>
          </table: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</table:table>
      <text:p text:style-name="Standard"/>
      <text:p text:style-name="Standard"/>
      <text:p text:style-name="P265"/>
      <text:p text:style-name="Standard"/>
      <table:table table:style-name="Table266">
        <table:table-columns>
          <table:table-column table:style-name="TableColumn267"/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Séance n°8 S47</text:p>
          </table:table-cell>
          <table:table-cell table:style-name="TableCell273" table:number-columns-spanned="2">
            <text:p text:style-name="P274">Tableau à jour à la date du</text:p>
          </table:table-cell>
          <table:covered-table-cell/>
        </table:table-row>
        <table:table-row table:style-name="TableRow275">
          <table:table-cell table:style-name="TableCell276">
            <text:p text:style-name="P277">Sous ensemble :</text:p>
          </table:table-cell>
          <table:table-cell table:style-name="TableCell278">
            <text:p text:style-name="P279">Description activité sur le sous<text:s/>ensemble :</text:p>
          </table:table-cell>
          <table:table-cell table:style-name="TableCell280">
            <text:p text:style-name="P281">Etudiant (s) assicié(s) à l'activité</text:p>
          </table:table-cell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03"/>
      <text:p text:style-name="Standard"/>
      <table:table table:style-name="Table304">
        <table:table-columns>
          <table:table-column table:style-name="TableColumn305"/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Séance n°9 S48</text:p>
          </table:table-cell>
          <table:table-cell table:style-name="TableCell311" table:number-columns-spanned="2">
            <text:p text:style-name="P312">Tableau à jour à la date du</text:p>
          </table:table-cell>
          <table:covered-table-cell/>
        </table:table-row>
        <table:table-row table:style-name="TableRow313">
          <table:table-cell table:style-name="TableCell314">
            <text:p text:style-name="P315">Sous ensemble :</text:p>
          </table:table-cell>
          <table:table-cell table:style-name="TableCell316">
            <text:p text:style-name="P317">Description activité sur le sous ensemble :</text:p>
          </table:table-cell>
          <table:table-cell table:style-name="TableCell318">
            <text:p text:style-name="P319">Etudiant (s) assicié(s) à l'activité</text:p>
          </table:table-cell>
        </table:table-row>
        <table:table-row table:style-name="TableRow320"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</table:table>
      <text:p text:style-name="Standard"/>
      <text:p text:style-name="Standard"/>
      <text:p text:style-name="P341"/>
      <text:p text:style-name="Standard"/>
      <table:table table:style-name="Table342">
        <table:table-columns>
          <table:table-column table:style-name="TableColumn343"/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P348">Séance n°10 S49</text:p>
          </table:table-cell>
          <table:table-cell table:style-name="TableCell349" table:number-columns-spanned="2">
            <text:p text:style-name="P350">Tableau à<text:s/>jour à la date du</text:p>
          </table:table-cell>
          <table:covered-table-cell/>
        </table:table-row>
        <table:table-row table:style-name="TableRow351">
          <table:table-cell table:style-name="TableCell352">
            <text:p text:style-name="P353">Sous ensemble :</text:p>
          </table:table-cell>
          <table:table-cell table:style-name="TableCell354">
            <text:p text:style-name="P355">Description activité sur le sous ensemble :</text:p>
          </table:table-cell>
          <table:table-cell table:style-name="TableCell356">
            <text:p text:style-name="P357">Etudiant (s) assicié(s) à l'activité</text:p>
          </table:table-cell>
        </table:table-row>
        <table:table-row table:style-name="TableRow358"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</table:table>
      <text:p text:style-name="Standard"/>
      <text:p text:style-name="Standard"/>
      <table:table table:style-name="Table379">
        <table:table-columns>
          <table:table-column table:style-name="TableColumn380"/>
        </table:table-columns>
        <table:table-row table:style-name="TableRow381">
          <table:table-cell table:style-name="TableCell382">
            <text:p text:style-name="P383">Dead line documents construction board</text:p>
          </table:table-cell>
        </table:table-row>
      </table:table>
      <text:p text:style-name="P384"/>
      <text:p text:style-name="P385"/>
      <text:p text:style-name="Standard"/>
      <table:table table:style-name="Table386">
        <table:table-columns>
          <table:table-column table:style-name="TableColumn387"/>
          <table:table-column table:style-name="TableColumn388"/>
          <table:table-column table:style-name="TableColumn389"/>
        </table:table-columns>
        <table:table-row table:style-name="TableRow390">
          <table:table-cell table:style-name="TableCell391">
            <text:p text:style-name="P392">Séance n°11 S49</text:p>
          </table:table-cell>
          <table:table-cell table:style-name="TableCell393" table:number-columns-spanned="2">
            <text:p text:style-name="P394">Tableau à jour à la date du</text:p>
          </table:table-cell>
          <table:covered-table-cell/>
        </table:table-row>
        <table:table-row table:style-name="TableRow395">
          <table:table-cell table:style-name="TableCell396">
            <text:p text:style-name="P397">Sous ensemble :</text:p>
          </table:table-cell>
          <table:table-cell table:style-name="TableCell398">
            <text:p text:style-name="P399">Description activité sur le sous ensemble :</text:p>
          </table:table-cell>
          <table:table-cell table:style-name="TableCell400">
            <text:p text:style-name="P401">Etudiant (s) assicié(s) à l'activité</text:p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  <table:table-row table:style-name="TableRow409"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</table:table>
      <text:p text:style-name="Standard"/>
      <text:p text:style-name="Standard"/>
      <text:p text:style-name="Standard"/>
      <table:table table:style-name="Table423">
        <table:table-columns>
          <table:table-column table:style-name="TableColumn424"/>
        </table:table-columns>
        <table:table-row table:style-name="TableRow425">
          <table:table-cell table:style-name="TableCell426">
            <text:p text:style-name="P427">Project revue 2</text:p>
          </table:table-cell>
        </table:table-row>
      </table:table>
      <text:p text:style-name="P428"/>
      <text:p text:style-name="P429"/>
      <text:p text:style-name="P430"/>
      <text:p text:style-name="Standard"/>
      <table:table table:style-name="Table431">
        <table:table-columns>
          <table:table-column table:style-name="TableColumn432"/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>
            <text:p text:style-name="P437">Séance n°12 S50</text:p>
          </table:table-cell>
          <table:table-cell table:style-name="TableCell438" table:number-columns-spanned="2">
            <text:p text:style-name="P439">Tableau à jour à la date du</text:p>
          </table:table-cell>
          <table:covered-table-cell/>
        </table:table-row>
        <table:table-row table:style-name="TableRow440">
          <table:table-cell table:style-name="TableCell441">
            <text:p text:style-name="P442">Sous ensemble :</text:p>
          </table:table-cell>
          <table:table-cell table:style-name="TableCell443">
            <text:p text:style-name="P444">Description activité sur le sous ensemble :</text:p>
          </table:table-cell>
          <table:table-cell table:style-name="TableCell445">
            <text:p text:style-name="P446">Etudiant (s) assicié(s) à<text:s/>l'activité</text:p>
          </table:table-cell>
        </table:table-row>
        <table:table-row table:style-name="TableRow447"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</table:table-row>
        <table:table-row table:style-name="TableRow454"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</table:table-row>
      </table:table>
      <text:p text:style-name="Standard"/>
      <text:p text:style-name="P468"/>
      <text:p text:style-name="Standard"/>
      <table:table table:style-name="Table469">
        <table:table-columns>
          <table:table-column table:style-name="TableColumn470"/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>
            <text:p text:style-name="P475">Séance n°13 S50</text:p>
          </table:table-cell>
          <table:table-cell table:style-name="TableCell476" table:number-columns-spanned="2">
            <text:p text:style-name="P477">Tableau à jour à la date du</text:p>
          </table:table-cell>
          <table:covered-table-cell/>
        </table:table-row>
        <table:table-row table:style-name="TableRow478">
          <table:table-cell table:style-name="TableCell479">
            <text:p text:style-name="P480">Sous ensemble :</text:p>
          </table:table-cell>
          <table:table-cell table:style-name="TableCell481">
            <text:p text:style-name="P482">Description activité sur le sous ensemble :</text:p>
          </table:table-cell>
          <table:table-cell table:style-name="TableCell483">
            <text:p text:style-name="P484">Etudiant (s) assicié(s) à l'activité</text:p>
          </table:table-cell>
        </table:table-row>
        <table:table-row table:style-name="TableRow485"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</table:table-row>
      </table:table>
      <text:p text:style-name="Standard"/>
      <text:p text:style-name="Standard"/>
      <text:p text:style-name="P506"/>
      <text:p text:style-name="Standard"/>
      <table:table table:style-name="Table507">
        <table:table-columns>
          <table:table-column table:style-name="TableColumn508"/>
          <table:table-column table:style-name="TableColumn509"/>
          <table:table-column table:style-name="TableColumn510"/>
        </table:table-columns>
        <table:table-row table:style-name="TableRow511">
          <table:table-cell table:style-name="TableCell512">
            <text:p text:style-name="P513">Séance n°14 S51</text:p>
          </table:table-cell>
          <table:table-cell table:style-name="TableCell514" table:number-columns-spanned="2">
            <text:p text:style-name="P515">Tableau à jour à la date du</text:p>
          </table:table-cell>
          <table:covered-table-cell/>
        </table:table-row>
        <table:table-row table:style-name="TableRow516">
          <table:table-cell table:style-name="TableCell517">
            <text:p text:style-name="P518">Sous ensemble :</text:p>
          </table:table-cell>
          <table:table-cell table:style-name="TableCell519">
            <text:p text:style-name="P520">Description activité sur le sous ensemble :</text:p>
          </table:table-cell>
          <table:table-cell table:style-name="TableCell521">
            <text:p text:style-name="P522">Etudiant (s) assicié(s) à l'activité</text:p>
          </table:table-cell>
        </table:table-row>
        <table:table-row table:style-name="TableRow523"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</table:table-row>
      </table:table>
      <text:p text:style-name="Standard"/>
      <text:p text:style-name="Standard"/>
      <text:p text:style-name="P544"/>
      <text:p text:style-name="Standard"/>
      <table:table table:style-name="Table545">
        <table:table-columns>
          <table:table-column table:style-name="TableColumn546"/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>
            <text:p text:style-name="P551">Séance n°15 S51</text:p>
          </table:table-cell>
          <table:table-cell table:style-name="TableCell552" table:number-columns-spanned="2">
            <text:p text:style-name="P553">Tableau à jour à la date du</text:p>
          </table:table-cell>
          <table:covered-table-cell/>
        </table:table-row>
        <table:table-row table:style-name="TableRow554">
          <table:table-cell table:style-name="TableCell555">
            <text:p text:style-name="P556">Sous ensemble :</text:p>
          </table:table-cell>
          <table:table-cell table:style-name="TableCell557">
            <text:p text:style-name="P558">Description activité sur le sous ensemble :</text:p>
          </table:table-cell>
          <table:table-cell table:style-name="TableCell559">
            <text:p text:style-name="P560">Etudiant (s) assicié(s) à l'activité</text:p>
          </table:table-cell>
        </table:table-row>
        <table:table-row table:style-name="TableRow561"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</table:table-row>
        <table:table-row table:style-name="TableRow568"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</table:table-row>
        <table:table-row table:style-name="TableRow575"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</table:table>
      <text:p text:style-name="Standard"/>
      <text:p text:style-name="Standard"/>
      <text:p text:style-name="Standard"/>
      <table:table table:style-name="Table582">
        <table:table-columns>
          <table:table-column table:style-name="TableColumn583"/>
        </table:table-columns>
        <table:table-row table:style-name="TableRow584">
          <table:table-cell table:style-name="TableCell585">
            <text:p text:style-name="P586">Vacances Noel</text:p>
          </table:table-cell>
        </table:table-row>
      </table:table>
      <text:p text:style-name="P587"/>
      <text:p text:style-name="P588"/>
      <text:p text:style-name="Standard"/>
      <table:table table:style-name="Table589">
        <table:table-columns>
          <table:table-column table:style-name="TableColumn590"/>
          <table:table-column table:style-name="TableColumn591"/>
          <table:table-column table:style-name="TableColumn592"/>
        </table:table-columns>
        <table:table-row table:style-name="TableRow593">
          <table:table-cell table:style-name="TableCell594">
            <text:p text:style-name="P595">Séance n°16 S2</text:p>
          </table:table-cell>
          <table:table-cell table:style-name="TableCell596" table:number-columns-spanned="2">
            <text:p text:style-name="P597">Tableau à jour à la date du</text:p>
          </table:table-cell>
          <table:covered-table-cell/>
        </table:table-row>
        <table:table-row table:style-name="TableRow598">
          <table:table-cell table:style-name="TableCell599">
            <text:p text:style-name="P600">Sous ensemble :</text:p>
          </table:table-cell>
          <table:table-cell table:style-name="TableCell601">
            <text:p text:style-name="P602">Description activité sur le sous ensemble :</text:p>
          </table:table-cell>
          <table:table-cell table:style-name="TableCell603">
            <text:p text:style-name="P604">Etudiant (s) assicié(s) à l'activité</text:p>
          </table:table-cell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</table:table-row>
        <table:table-row table:style-name="TableRow612"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</table:table-row>
        <table:table-row table:style-name="TableRow619"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</table:table-row>
      </table:table>
      <text:p text:style-name="Standard"/>
      <text:p text:style-name="Standard"/>
      <text:p text:style-name="P626"/>
      <text:p text:style-name="Standard"/>
      <table:table table:style-name="Table627">
        <table:table-columns>
          <table:table-column table:style-name="TableColumn628"/>
          <table:table-column table:style-name="TableColumn629"/>
          <table:table-column table:style-name="TableColumn630"/>
        </table:table-columns>
        <table:table-row table:style-name="TableRow631">
          <table:table-cell table:style-name="TableCell632">
            <text:p text:style-name="P633">Séance n°17 S2</text:p>
          </table:table-cell>
          <table:table-cell table:style-name="TableCell634" table:number-columns-spanned="2">
            <text:p text:style-name="P635">Tableau à jour à la date du</text:p>
          </table:table-cell>
          <table:covered-table-cell/>
        </table:table-row>
        <table:table-row table:style-name="TableRow636">
          <table:table-cell table:style-name="TableCell637">
            <text:p text:style-name="P638">Sous ensemble :</text:p>
          </table:table-cell>
          <table:table-cell table:style-name="TableCell639">
            <text:p text:style-name="P640">Description activité sur le sous ensemble :</text:p>
          </table:table-cell>
          <table:table-cell table:style-name="TableCell641">
            <text:p text:style-name="P642">Etudiant (s) assicié(s) à l'activité</text:p>
          </table:table-cell>
        </table:table-row>
        <table:table-row table:style-name="TableRow643"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</table:table-row>
        <table:table-row table:style-name="TableRow650"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</table:table-row>
        <table:table-row table:style-name="TableRow657"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</table:table-row>
      </table:table>
      <text:p text:style-name="Standard"/>
      <text:p text:style-name="Standard"/>
      <text:p text:style-name="P664"/>
      <text:p text:style-name="Standard"/>
      <table:table table:style-name="Table665">
        <table:table-columns>
          <table:table-column table:style-name="TableColumn666"/>
          <table:table-column table:style-name="TableColumn667"/>
          <table:table-column table:style-name="TableColumn668"/>
        </table:table-columns>
        <table:table-row table:style-name="TableRow669">
          <table:table-cell table:style-name="TableCell670">
            <text:p text:style-name="P671">Séance n°18 S3</text:p>
          </table:table-cell>
          <table:table-cell table:style-name="TableCell672" table:number-columns-spanned="2">
            <text:p text:style-name="P673">Tableau à jour à la date du</text:p>
          </table:table-cell>
          <table:covered-table-cell/>
        </table:table-row>
        <table:table-row table:style-name="TableRow674">
          <table:table-cell table:style-name="TableCell675">
            <text:p text:style-name="P676">Sous ensemble :</text:p>
          </table:table-cell>
          <table:table-cell table:style-name="TableCell677">
            <text:p text:style-name="P678">Description activité sur le sous ensemble :</text:p>
          </table:table-cell>
          <table:table-cell table:style-name="TableCell679">
            <text:p text:style-name="P680">Etudiant (s) assicié(s) à l'activité</text:p>
          </table:table-cell>
        </table:table-row>
        <table:table-row table:style-name="TableRow681"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</table:table-row>
        <table:table-row table:style-name="TableRow688"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</table:table-row>
        <table:table-row table:style-name="TableRow695"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</table:table-row>
      </table:table>
      <text:p text:style-name="Standard"/>
      <text:p text:style-name="Standard"/>
      <text:p text:style-name="P702"/>
      <text:p text:style-name="Standard"/>
      <text:p text:style-name="Standard"/>
      <table:table table:style-name="Table703">
        <table:table-columns>
          <table:table-column table:style-name="TableColumn704"/>
        </table:table-columns>
        <table:table-row table:style-name="TableRow705">
          <table:table-cell table:style-name="TableCell706">
            <text:p text:style-name="P707">Soutenances finales</text:p>
          </table:table-cell>
        </table:table-row>
      </table:table>
      <text:p text:style-name="Standard"/>
      <table:table table:style-name="Table708">
        <table:table-columns>
          <table:table-column table:style-name="TableColumn709"/>
        </table:table-columns>
        <table:table-row table:style-name="TableRow710">
          <table:table-cell table:style-name="TableCell711">
            <text:p text:style-name="P712">Session poster</text:p>
          </table:table-cell>
        </table:table-row>
      </table:table>
      <text:p text:style-name="P713"/>
      <text:p text:style-name="P7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lendrier</text:p>
      <text:p text:style-name="P715"/>
      <table:table table:style-name="Table716">
        <table:table-columns>
          <table:table-column table:style-name="TableColumn717"/>
          <table:table-column table:style-name="TableColumn718"/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P723">Semaine</text:p>
          </table:table-cell>
          <table:table-cell table:style-name="TableCell724">
            <text:p text:style-name="P725"><text:s/>durée</text:p>
          </table:table-cell>
          <table:table-cell table:style-name="TableCell726">
            <text:p text:style-name="P727">Activité</text:p>
          </table:table-cell>
          <table:table-cell table:style-name="TableCell728">
            <text:p text:style-name="P729">Détail</text:p>
          </table:table-cell>
        </table:table-row>
        <table:table-row table:style-name="TableRow730">
          <table:table-cell table:style-name="TableCell731">
            <text:p text:style-name="P732">S41: 08/10/19</text:p>
          </table:table-cell>
          <table:table-cell table:style-name="TableCell733">
            <text:p text:style-name="P734">1h</text:p>
          </table:table-cell>
          <table:table-cell table:style-name="TableCell735">
            <text:p text:style-name="P736">Présentation</text:p>
          </table:table-cell>
          <table:table-cell table:style-name="TableCell737">
            <text:p text:style-name="P738">Les enseignants décrivent le projet interdisciplinaire pendant 1h environ.</text:p>
          </table:table-cell>
        </table:table-row>
        <table:table-row table:style-name="TableRow739">
          <table:table-cell table:style-name="TableCell740" table:number-rows-spanned="2">
            <text:p text:style-name="P741">S42</text:p>
            <text:p text:style-name="P742">S42</text:p>
          </table:table-cell>
          <table:table-cell table:style-name="TableCell743">
            <text:p text:style-name="P744">2h45</text:p>
          </table:table-cell>
          <table:table-cell table:style-name="TableCell745">
            <text:p text:style-name="P746">Projet</text:p>
          </table:table-cell>
          <table:table-cell table:style-name="TableCell747">
            <text:p text:style-name="P748">TP1 <text:s/>Proj</text:p>
          </table:table-cell>
        </table:table-row>
        <table:table-row table:style-name="TableRow749">
          <table:covered-table-cell>
            <text:p text:style-name="Normal"/>
          </table:covered-table-cell>
          <table:table-cell table:style-name="TableCell750">
            <text:p text:style-name="P751">2h45</text:p>
          </table:table-cell>
          <table:table-cell table:style-name="TableCell752">
            <text:p text:style-name="P753">Projet</text:p>
          </table:table-cell>
          <table:table-cell table:style-name="TableCell754">
            <text:p text:style-name="P755">TP2 <text:s/>Proj</text:p>
          </table:table-cell>
        </table:table-row>
        <table:table-row table:style-name="TableRow756">
          <table:table-cell table:style-name="TableCell757">
            <text:p text:style-name="P758">S43</text:p>
          </table:table-cell>
          <table:table-cell table:style-name="TableCell759" table:number-columns-spanned="3">
            <text:p text:style-name="P760">STAGE APS</text:p>
          </table:table-cell>
          <table:covered-table-cell/>
          <table:covered-table-cell/>
        </table:table-row>
        <table:table-row table:style-name="TableRow761">
          <table:table-cell table:style-name="TableCell762">
            <text:p text:style-name="P763"><text:span text:style-name="T764">S44</text:span><text:span text:style-name="T765"><text:s text:c="3"/></text:span><text:span text:style-name="T766"><text:s text:c="12"/></text:span></text:p>
          </table:table-cell>
          <table:table-cell table:style-name="TableCell767">
            <text:p text:style-name="P768">2h45</text:p>
          </table:table-cell>
          <table:table-cell table:style-name="TableCell769">
            <text:p text:style-name="P770">Projet</text:p>
          </table:table-cell>
          <table:table-cell table:style-name="TableCell771">
            <text:p text:style-name="P772">TP3 <text:s/>Proj</text:p>
          </table:table-cell>
        </table:table-row>
        <table:table-row table:style-name="TableRow773">
          <table:table-cell table:style-name="TableCell774" table:number-rows-spanned="3">
            <text:p text:style-name="P775">S45</text:p>
          </table:table-cell>
          <table:table-cell table:style-name="TableCell776">
            <text:p text:style-name="P777">2h45</text:p>
          </table:table-cell>
          <table:table-cell table:style-name="TableCell778">
            <text:p text:style-name="P779">Projet</text:p>
          </table:table-cell>
          <table:table-cell table:style-name="TableCell780">
            <text:p text:style-name="P781">TP4 <text:s/>Proj</text:p>
          </table:table-cell>
        </table:table-row>
        <table:table-row table:style-name="TableRow782">
          <table:covered-table-cell>
            <text:p text:style-name="Normal"/>
          </table:covered-table-cell>
          <table:table-cell table:style-name="TableCell783">
            <text:p text:style-name="P784"><text:span text:style-name="T785">Mercredi<text:s/></text:span><text:span text:style-name="T786">06/11/2019</text:span></text:p>
            <text:p text:style-name="P787"/>
          </table:table-cell>
          <table:table-cell table:style-name="TableCell788">
            <text:p text:style-name="P789">Proj Rev 1</text:p>
          </table:table-cell>
          <table:table-cell table:style-name="TableCell790">
            <text:p text:style-name="P791">Présentation en anglais : but rassurer le client sur l'oganisation</text:p>
            <text:p text:style-name="P792">présentation des groupes, de<text:s/>l'organisation interne de chaque groupe,</text:p>
            <text:p text:style-name="P793">présentation de ce qui a été fait jusque là,</text:p>
            <text:p text:style-name="P794">planning prévisionnel, activités prévues sur l'ensemble du projet,</text:p>
            <text:p text:style-name="P795">objectifs visés pour la revue de projet 2,</text:p>
          </table:table-cell>
        </table:table-row>
        <table:table-row table:style-name="TableRow796">
          <table:covered-table-cell>
            <text:p text:style-name="Normal"/>
          </table:covered-table-cell>
          <table:table-cell table:style-name="TableCell797">
            <text:p text:style-name="P798">2h45</text:p>
          </table:table-cell>
          <table:table-cell table:style-name="TableCell799">
            <text:p text:style-name="P800">Projet</text:p>
          </table:table-cell>
          <table:table-cell table:style-name="TableCell801">
            <text:p text:style-name="P802">TP5</text:p>
          </table:table-cell>
        </table:table-row>
        <table:table-row table:style-name="TableRow803">
          <table:table-cell table:style-name="TableCell804" table:number-rows-spanned="2">
            <text:p text:style-name="P805">S46</text:p>
          </table:table-cell>
          <table:table-cell table:style-name="TableCell806">
            <text:p text:style-name="P807">2h45</text:p>
          </table:table-cell>
          <table:table-cell table:style-name="TableCell808">
            <text:p text:style-name="P809">Projet</text:p>
          </table:table-cell>
          <table:table-cell table:style-name="TableCell810">
            <text:p text:style-name="P811">TP6</text:p>
          </table:table-cell>
        </table:table-row>
        <table:table-row table:style-name="TableRow812">
          <table:covered-table-cell>
            <text:p text:style-name="Normal"/>
          </table:covered-table-cell>
          <table:table-cell table:style-name="TableCell813">
            <text:p text:style-name="P814">2h45</text:p>
          </table:table-cell>
          <table:table-cell table:style-name="TableCell815">
            <text:p text:style-name="P816">Projet</text:p>
          </table:table-cell>
          <table:table-cell table:style-name="TableCell817">
            <text:p text:style-name="P818">TP7</text:p>
          </table:table-cell>
        </table:table-row>
        <table:table-row table:style-name="TableRow819">
          <table:table-cell table:style-name="TableCell820">
            <text:p text:style-name="P821">S47</text:p>
          </table:table-cell>
          <table:table-cell table:style-name="TableCell822">
            <text:p text:style-name="P823">2h45</text:p>
          </table:table-cell>
          <table:table-cell table:style-name="TableCell824">
            <text:p text:style-name="P825">Projet</text:p>
          </table:table-cell>
          <table:table-cell table:style-name="TableCell826">
            <text:p text:style-name="P827">TP8</text:p>
          </table:table-cell>
        </table:table-row>
        <table:table-row table:style-name="TableRow828">
          <table:table-cell table:style-name="TableCell829">
            <text:p text:style-name="P830">S48</text:p>
          </table:table-cell>
          <table:table-cell table:style-name="TableCell831">
            <text:p text:style-name="P832">2h45</text:p>
          </table:table-cell>
          <table:table-cell table:style-name="TableCell833">
            <text:p text:style-name="P834">Projet</text:p>
          </table:table-cell>
          <table:table-cell table:style-name="TableCell835">
            <text:p text:style-name="P836">TP9</text:p>
          </table:table-cell>
        </table:table-row>
        <table:table-row table:style-name="TableRow837">
          <table:table-cell table:style-name="TableCell838" table:number-rows-spanned="3">
            <text:p text:style-name="P839">S49</text:p>
            <text:p text:style-name="P840"/>
            <text:p text:style-name="P841">Fin S49 documents fabrication CI pro envoyés fabricant CI</text:p>
          </table:table-cell>
          <table:table-cell table:style-name="TableCell842">
            <text:p text:style-name="P843">2h45</text:p>
          </table:table-cell>
          <table:table-cell table:style-name="TableCell844">
            <text:p text:style-name="P845">Projet</text:p>
          </table:table-cell>
          <table:table-cell table:style-name="TableCell846">
            <text:p text:style-name="P847">TP10</text:p>
          </table:table-cell>
        </table:table-row>
        <table:table-row table:style-name="TableRow848">
          <table:covered-table-cell>
            <text:p text:style-name="Normal"/>
          </table:covered-table-cell>
          <table:table-cell table:style-name="TableCell849">
            <text:p text:style-name="P850">2h45</text:p>
          </table:table-cell>
          <table:table-cell table:style-name="TableCell851">
            <text:p text:style-name="P852">Projet</text:p>
          </table:table-cell>
          <table:table-cell table:style-name="TableCell853">
            <text:p text:style-name="P854">TP11</text:p>
          </table:table-cell>
        </table:table-row>
        <table:table-row table:style-name="TableRow855">
          <table:covered-table-cell>
            <text:p text:style-name="Normal"/>
          </table:covered-table-cell>
          <table:table-cell table:style-name="TableCell856">
            <text:p text:style-name="P857"><text:span text:style-name="T858">Mercredi<text:s/></text:span><text:span text:style-name="T859">05/12/2019</text:span></text:p>
            <text:p text:style-name="P860"/>
          </table:table-cell>
          <table:table-cell table:style-name="TableCell861">
            <text:p text:style-name="P862">Proj Rev 2</text:p>
          </table:table-cell>
          <table:table-cell table:style-name="TableCell863">
            <text:p text:style-name="P864">Présentation des divers groupes en anglais</text:p>
            <text:p text:style-name="P865">présentation de ce qui a été<text:s/>fait, positionnement par rapport à l'obj initial</text:p>
            <text:p text:style-name="P866">planning prévisionnel (modifié?),</text:p>
            <text:p text:style-name="P867">objectifs visés pour la fin du projet,</text:p>
          </table:table-cell>
        </table:table-row>
        <table:table-row table:style-name="TableRow868">
          <table:table-cell table:style-name="TableCell869" table:number-rows-spanned="2">
            <text:p text:style-name="P870">S50</text:p>
          </table:table-cell>
          <table:table-cell table:style-name="TableCell871">
            <text:p text:style-name="P872">2h45</text:p>
          </table:table-cell>
          <table:table-cell table:style-name="TableCell873">
            <text:p text:style-name="P874">Projet</text:p>
          </table:table-cell>
          <table:table-cell table:style-name="TableCell875">
            <text:p text:style-name="P876">TP12</text:p>
          </table:table-cell>
        </table:table-row>
        <table:table-row table:style-name="TableRow877">
          <table:covered-table-cell>
            <text:p text:style-name="Normal"/>
          </table:covered-table-cell>
          <table:table-cell table:style-name="TableCell878">
            <text:p text:style-name="P879">2h45</text:p>
          </table:table-cell>
          <table:table-cell table:style-name="TableCell880">
            <text:p text:style-name="P881">Projet</text:p>
          </table:table-cell>
          <table:table-cell table:style-name="TableCell882">
            <text:p text:style-name="P883">TP13</text:p>
          </table:table-cell>
        </table:table-row>
        <text:soft-page-break/>
        <table:table-row table:style-name="TableRow884">
          <table:table-cell table:style-name="TableCell885" table:number-rows-spanned="2">
            <text:p text:style-name="P886">S51</text:p>
          </table:table-cell>
          <table:table-cell table:style-name="TableCell887">
            <text:p text:style-name="P888">2h45</text:p>
          </table:table-cell>
          <table:table-cell table:style-name="TableCell889">
            <text:p text:style-name="P890">Projet</text:p>
          </table:table-cell>
          <table:table-cell table:style-name="TableCell891">
            <text:p text:style-name="P892">TP14</text:p>
          </table:table-cell>
        </table:table-row>
        <table:table-row table:style-name="TableRow893">
          <table:covered-table-cell>
            <text:p text:style-name="Normal"/>
          </table:covered-table-cell>
          <table:table-cell table:style-name="TableCell894">
            <text:p text:style-name="P895">2h45</text:p>
          </table:table-cell>
          <table:table-cell table:style-name="TableCell896">
            <text:p text:style-name="P897">Projet</text:p>
          </table:table-cell>
          <table:table-cell table:style-name="TableCell898">
            <text:p text:style-name="P899">TP15</text:p>
          </table:table-cell>
        </table:table-row>
        <table:table-row table:style-name="TableRow900">
          <table:table-cell table:style-name="TableCell901">
            <text:p text:style-name="P902">S52,S1</text:p>
          </table:table-cell>
          <table:table-cell table:style-name="TableCell903" table:number-columns-spanned="3">
            <text:p text:style-name="P904">VACANCES NOEL</text:p>
          </table:table-cell>
          <table:covered-table-cell/>
          <table:covered-table-cell/>
        </table:table-row>
        <table:table-row table:style-name="TableRow905">
          <table:table-cell table:style-name="TableCell906" table:number-rows-spanned="2">
            <text:p text:style-name="P907">S2</text:p>
          </table:table-cell>
          <table:table-cell table:style-name="TableCell908">
            <text:p text:style-name="P909">2h45</text:p>
          </table:table-cell>
          <table:table-cell table:style-name="TableCell910">
            <text:p text:style-name="P911">Projet</text:p>
          </table:table-cell>
          <table:table-cell table:style-name="TableCell912">
            <text:p text:style-name="P913">TP16</text:p>
          </table:table-cell>
        </table:table-row>
        <table:table-row table:style-name="TableRow914">
          <table:covered-table-cell>
            <text:p text:style-name="Normal"/>
          </table:covered-table-cell>
          <table:table-cell table:style-name="TableCell915">
            <text:p text:style-name="P916">2h45</text:p>
          </table:table-cell>
          <table:table-cell table:style-name="TableCell917">
            <text:p text:style-name="P918">Projet</text:p>
          </table:table-cell>
          <table:table-cell table:style-name="TableCell919">
            <text:p text:style-name="P920">TP17</text:p>
          </table:table-cell>
        </table:table-row>
        <table:table-row table:style-name="TableRow921">
          <table:table-cell table:style-name="TableCell922">
            <text:p text:style-name="P923">S3</text:p>
          </table:table-cell>
          <table:table-cell table:style-name="TableCell924">
            <text:p text:style-name="P925">2h45</text:p>
          </table:table-cell>
          <table:table-cell table:style-name="TableCell926">
            <text:p text:style-name="P927">Projet</text:p>
          </table:table-cell>
          <table:table-cell table:style-name="TableCell928">
            <text:p text:style-name="P929">TP18</text:p>
          </table:table-cell>
        </table:table-row>
        <table:table-row table:style-name="TableRow930">
          <table:table-cell table:style-name="TableCell931">
            <text:p text:style-name="Standard">S4 ?<text:span text:style-name="T932">23/01/18</text:span></text:p>
          </table:table-cell>
          <table:table-cell table:style-name="TableCell933">
            <text:p text:style-name="P934">?</text:p>
          </table:table-cell>
          <table:table-cell table:style-name="TableCell935">
            <text:p text:style-name="P936">Soutenances</text:p>
          </table:table-cell>
          <table:table-cell table:style-name="TableCell937">
            <text:p text:style-name="P938">Présentation des divers groupes en anglais</text:p>
          </table:table-cell>
        </table:table-row>
        <table:table-row table:style-name="TableRow939">
          <table:table-cell table:style-name="TableCell940">
            <text:p text:style-name="Standard">S4 ?</text:p>
          </table:table-cell>
          <table:table-cell table:style-name="TableCell941">
            <text:p text:style-name="P942">?</text:p>
          </table:table-cell>
          <table:table-cell table:style-name="TableCell943">
            <text:p text:style-name="P944">Séance poster</text:p>
          </table:table-cell>
          <table:table-cell table:style-name="TableCell945">
            <text:p text:style-name="P946">Matinée ou après midi de présentation poster vers un public d'industriels, d'enseignants, d'étudiants</text:p>
          </table:table-cell>
        </table:table-row>
      </table:table>
      <text:p text:style-name="P947"/>
      <text:p text:style-name="P948"/>
      <text:p text:style-name="P949"/>
      <text:p text:style-name="P950"/>
      <text:p text:style-name="P9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arman</meta:initial-creator>
    <dc:creator>hhhh mhliv</dc:creator>
    <meta:creation-date>2019-10-20T18:08:00Z</meta:creation-date>
    <dc:date>2019-10-21T15:19:00Z</dc:date>
    <meta:template xlink:href="Normal" xlink:type="simple"/>
    <meta:editing-cycles>3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7" meta:paragraph-count="10" meta:word-count="822" meta:character-count="5333" meta:row-count="37" meta:non-whitespace-character-count="4521"/>
  </office:meta>
</office:document-meta>
</file>